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efb35" officeooo:paragraph-rsid="002efb35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fdba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51ab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957e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082f4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9ad95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a51ab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b957e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957e" style:font-style-asian="normal" style:font-weight-asian="normal" style:text-emphasize="none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fo:language="en" fo:country="GB" officeooo:rsid="00282a28"/>
    </style:style>
    <style:style style:name="T22" style:family="text">
      <style:text-properties fo:language="en" fo:country="GB" officeooo:rsid="002a51ab"/>
    </style:style>
    <style:style style:name="T23" style:family="text">
      <style:text-properties fo:language="en" fo:country="GB" officeooo:rsid="002b957e"/>
    </style:style>
    <style:style style:name="T24" style:family="text">
      <style:text-properties officeooo:rsid="002a51ab"/>
    </style:style>
    <style:style style:name="T25" style:family="text">
      <style:text-properties officeooo:rsid="002b957e"/>
    </style:style>
    <style:style style:name="T26" style:family="text">
      <style:text-properties officeooo:rsid="003082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7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5">Sort but<text:span text:style-name="T24">t</text:span>on – the items are not remain<text:span text:style-name="T26">ing</text:span> sorted at return to Home page from <text:span text:style-name="T24">Checkout </text:span><text:span text:style-name="T25">overview</text:span><text:span text:style-name="T24"> page</text:span> <text:span text:style-name="T21">with “</text:span><text:span text:style-name="T23">cancel</text:span><text:span text:style-name="T21">” </text:span><text:span text:style-name="T22">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2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4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8">1</text:span></text:p>
          </table:table-cell>
        </table:table-row>
      </table:table>
      <text:p text:style-name="P1"/>
      <text:p text:style-name="P1"/>
      <text:p text:style-name="P11">Description</text:p>
      <text:p text:style-name="P24"><text:span text:style-name="T11">A</text:span><text:span text:style-name="T9">t return to Home page from </text:span><text:span text:style-name="T6">Checkout </text:span><text:span text:style-name="T7">overview </text:span><text:span text:style-name="T6">page</text:span><text:span text:style-name="T9"> </text:span><text:span text:style-name="T12">with “</text:span><text:span text:style-name="T14">cancel</text:span><text:span text:style-name="T12">” </text:span><text:span text:style-name="T13">button</text:span><text:span text:style-name="T9">, the items are not remain</text:span><text:span text:style-name="T8">ing</text:span><text:span text:style-name="T9"> sorted </text:span><text:span text:style-name="T11">by the option chosen </text:span><text:span text:style-name="T12">initially </text:span><text:span text:style-name="T10">in Home page.</text:span></text:p>
      <text:p text:style-name="P15"/>
      <text:p text:style-name="P11">Steps to reproduce</text:p>
      <text:p text:style-name="P18">1. access site www.saucedemo.com in Chrome </text:p>
      <text:p text:style-name="P22"><text:span text:style-name="T15">2. insert valid data in field “Username” </text:span><text:span text:style-name="T16">(standard_user)</text:span></text:p>
      <text:p text:style-name="P22"><text:span text:style-name="T15">3. insert valid data in field “Password” </text:span><text:span text:style-name="T16">(secret_sauce)</text:span></text:p>
      <text:p text:style-name="P19">4. press “Login” button</text:p>
      <text:p text:style-name="P19">5. choose sort by price (low to high)</text:p>
      <text:p text:style-name="P19">6. add to cart one item</text:p>
      <text:p text:style-name="P19">7. click the icon of the cart </text:p>
      <text:p text:style-name="P19">8. click “checkout” button </text:p>
      <text:p text:style-name="P19">9. insert valid data in field “First name”</text:p>
      <text:p text:style-name="P19">10. insert valid data in field “Last name”</text:p>
      <text:p text:style-name="P19">11. insert valid data in field “Zip/Postal code”</text:p>
      <text:p text:style-name="P19">12. press “continue” button</text:p>
      <text:p text:style-name="P19">13. click “cancel” button</text:p>
      <text:p text:style-name="P12"/>
      <text:p text:style-name="P11">Expected result</text:p>
      <text:p text:style-name="P17">At return to Home page the items remain sorted by <text:span text:style-name="T25">price (low to high)</text:span>.</text:p>
      <text:p text:style-name="P17"/>
      <text:p text:style-name="P17"/>
      <text:p text:style-name="P11"><text:soft-page-break/>Actual result</text:p>
      <text:p text:style-name="P16">At return to Home page the items are sorted by name (A to Z).</text:p>
      <text:p text:style-name="P10"/>
      <text:p text:style-name="P11">Notes</text:p>
      <text:p text:style-name="P1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7</meta:editing-cycles>
    <meta:creation-date>2024-02-05T18:33:00</meta:creation-date>
    <dc:date>2024-05-04T12:30:09.025000000</dc:date>
    <meta:editing-duration>PT1H39M22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4" meta:word-count="201" meta:character-count="1188" meta:non-whitespace-character-count="1022"/>
    <meta:user-defined meta:name="AppVersion">16.0000</meta:user-defined>
    <meta:template xlink:type="simple" xlink:actuate="onRequest" xlink:title="Normal" xlink:href=""/>
  </office:meta>
</office:document-meta>
</file>